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Kai TW" svg:font-family="'AR PL UKai TW'" style:font-pitch="variable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AR PL UKai TW" fo:font-size="12pt" officeooo:rsid="002173ed" officeooo:paragraph-rsid="002173ed" style:font-name-asian="AR PL UKai TW" style:font-size-asian="12pt" style:font-size-complex="12pt"/>
    </style:style>
    <style:style style:name="P2" style:family="paragraph" style:parent-style-name="Standard">
      <style:text-properties style:font-name="AR PL UKai TW" fo:font-size="12pt" officeooo:rsid="002173ed" officeooo:paragraph-rsid="0023c445" style:font-name-asian="AR PL UKai TW" style:font-size-asian="12pt" style:font-size-complex="12pt"/>
    </style:style>
    <style:style style:name="P3" style:family="paragraph" style:parent-style-name="Standard">
      <style:text-properties style:font-name="AR PL UKai TW" fo:font-size="12pt" officeooo:rsid="0023c445" officeooo:paragraph-rsid="0023c445" style:font-name-asian="AR PL UKai TW" style:font-size-asian="12pt" style:font-size-complex="12pt"/>
    </style:style>
    <style:style style:name="P4" style:family="paragraph" style:parent-style-name="Standard">
      <style:text-properties style:font-name="AR PL UKai TW" fo:font-size="12pt" officeooo:rsid="0023c445" officeooo:paragraph-rsid="002cc77b" style:font-name-asian="AR PL UKai TW" style:font-size-asian="12pt" style:font-size-complex="12pt"/>
    </style:style>
    <style:style style:name="P5" style:family="paragraph" style:parent-style-name="Standard">
      <style:text-properties style:font-name="AR PL UKai TW" fo:font-size="12pt" officeooo:rsid="0024cfbb" officeooo:paragraph-rsid="00262d7f" style:font-name-asian="AR PL UKai TW" style:font-size-asian="12pt" style:font-size-complex="12pt"/>
    </style:style>
    <style:style style:name="P6" style:family="paragraph" style:parent-style-name="Standard">
      <style:text-properties style:font-name="AR PL UKai TW" fo:font-size="12pt" officeooo:rsid="00272636" officeooo:paragraph-rsid="00272636" style:font-name-asian="AR PL UKai TW" style:font-size-asian="12pt" style:font-size-complex="12pt"/>
    </style:style>
    <style:style style:name="P7" style:family="paragraph" style:parent-style-name="Standard">
      <style:text-properties style:font-name="AR PL UKai TW" fo:font-size="12pt" officeooo:rsid="00272636" officeooo:paragraph-rsid="002f0501" style:font-name-asian="AR PL UKai TW" style:font-size-asian="12pt" style:font-size-complex="12pt"/>
    </style:style>
    <style:style style:name="P8" style:family="paragraph" style:parent-style-name="Standard">
      <style:text-properties style:font-name="AR PL UKai TW" fo:font-size="12pt" officeooo:rsid="00334479" officeooo:paragraph-rsid="003443fa" style:font-name-asian="AR PL UKai TW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 PL UKai TW" fo:font-size="24pt" officeooo:rsid="0036a346" officeooo:paragraph-rsid="0036a346" style:font-name-asian="AR PL UKai TW" style:font-size-asian="24pt" style:font-size-complex="24pt"/>
    </style:style>
    <style:style style:name="P10" style:family="paragraph" style:parent-style-name="Standard">
      <style:text-properties style:use-window-font-color="true" style:font-name="AR PL UKai TW" fo:font-size="12pt" officeooo:rsid="00334479" officeooo:paragraph-rsid="003443fa" style:font-name-asian="AR PL UKai TW" style:font-size-asian="12pt" style:font-size-complex="12pt"/>
    </style:style>
    <style:style style:name="P11" style:family="paragraph" style:parent-style-name="Standard">
      <style:text-properties style:use-window-font-color="true" style:font-name="AR PL UKai TW" fo:font-size="12pt" officeooo:rsid="00351e17" officeooo:paragraph-rsid="00351e17" style:font-name-asian="AR PL UKai TW" style:font-size-asian="12pt" style:font-size-complex="12pt"/>
    </style:style>
    <style:style style:name="P12" style:family="paragraph" style:parent-style-name="Standard">
      <style:text-properties style:use-window-font-color="true" style:font-name="AR PL UKai TW" fo:font-size="12pt" officeooo:rsid="0039dc97" officeooo:paragraph-rsid="0039dc97" style:font-name-asian="AR PL UKai TW" style:font-size-asian="12pt" style:font-size-complex="12pt"/>
    </style:style>
    <style:style style:name="P13" style:family="paragraph" style:parent-style-name="Standard">
      <style:text-properties style:use-window-font-color="true" style:font-name="AR PL UKai TW" fo:font-size="12pt" officeooo:rsid="0039dc97" officeooo:paragraph-rsid="003bad68" style:font-name-asian="AR PL UKai TW" style:font-size-asian="12pt" style:font-size-complex="12pt"/>
    </style:style>
    <style:style style:name="P14" style:family="paragraph" style:parent-style-name="Standard">
      <style:text-properties style:use-window-font-color="true" style:font-name="AR PL UKai TW" fo:font-size="12pt" officeooo:rsid="0039dc97" officeooo:paragraph-rsid="003d81e9" style:font-name-asian="AR PL UKai TW" style:font-size-asian="12pt" style:font-size-complex="12pt"/>
    </style:style>
    <style:style style:name="P15" style:family="paragraph" style:parent-style-name="Standard">
      <style:text-properties style:use-window-font-color="true" style:font-name="AR PL UKai TW" fo:font-size="12pt" officeooo:rsid="0039dc97" officeooo:paragraph-rsid="0040a1de" style:font-name-asian="AR PL UKai TW" style:font-size-asian="12pt" style:font-size-complex="12pt"/>
    </style:style>
    <style:style style:name="P16" style:family="paragraph" style:parent-style-name="Standard">
      <style:text-properties style:use-window-font-color="true" style:font-name="AR PL UKai TW" fo:font-size="12pt" officeooo:rsid="003d81e9" officeooo:paragraph-rsid="003d81e9" style:font-name-asian="AR PL UKai TW" style:font-size-asian="12pt" style:font-size-complex="12pt"/>
    </style:style>
    <style:style style:name="P17" style:family="paragraph" style:parent-style-name="Standard">
      <style:text-properties style:use-window-font-color="true" style:font-name="AR PL UKai TW" fo:font-size="12pt" officeooo:rsid="0040a1de" officeooo:paragraph-rsid="0040a1de" style:font-name-asian="AR PL UKai TW" style:font-size-asian="12pt" style:font-size-complex="12pt"/>
    </style:style>
    <style:style style:name="P18" style:family="paragraph" style:parent-style-name="Standard">
      <style:text-properties style:use-window-font-color="true" style:font-name="AR PL UKai TW" fo:font-size="12pt" officeooo:rsid="0040a1de" officeooo:paragraph-rsid="00424995" style:font-name-asian="AR PL UKai TW" style:font-size-asian="12pt" style:font-size-complex="12pt"/>
    </style:style>
    <style:style style:name="P19" style:family="paragraph" style:parent-style-name="Standard">
      <style:text-properties style:use-window-font-color="true" style:font-name="AR PL UKai TW" fo:font-size="12pt" officeooo:rsid="004380b4" officeooo:paragraph-rsid="0044073c" style:font-name-asian="AR PL UKai TW" style:font-size-asian="12pt" style:font-size-complex="12pt"/>
    </style:style>
    <style:style style:name="P20" style:family="paragraph" style:parent-style-name="Standard">
      <style:text-properties style:use-window-font-color="true" style:font-name="AR PL UKai TW" fo:font-size="12pt" officeooo:rsid="0039dc97" officeooo:paragraph-rsid="0039dc97" style:font-name-asian="AR PL UKai TW" style:font-size-asian="12pt" style:font-size-complex="12pt"/>
    </style:style>
    <style:style style:name="P21" style:family="paragraph" style:parent-style-name="Standard">
      <style:text-properties style:use-window-font-color="true" style:font-name="AR PL UKai TW" fo:font-size="12pt" officeooo:rsid="0039dc97" officeooo:paragraph-rsid="003d81e9" style:font-name-asian="AR PL UKai TW" style:font-size-asian="12pt" style:font-size-complex="12pt"/>
    </style:style>
    <style:style style:name="P22" style:family="paragraph" style:parent-style-name="Standard">
      <style:text-properties style:use-window-font-color="true" style:font-name="AR PL UKai TW" fo:font-size="12pt" officeooo:rsid="0039dc97" officeooo:paragraph-rsid="006a501a" style:font-name-asian="AR PL UKai TW" style:font-size-asian="12pt" style:font-size-complex="12pt"/>
    </style:style>
    <style:style style:name="P23" style:family="paragraph" style:parent-style-name="Standard">
      <style:text-properties style:use-window-font-color="true" style:font-name="AR PL UKai TW" fo:font-size="12pt" officeooo:rsid="0039dc97" officeooo:paragraph-rsid="006e950f" style:font-name-asian="AR PL UKai TW" style:font-size-asian="12pt" style:font-size-complex="12pt"/>
    </style:style>
    <style:style style:name="P24" style:family="paragraph" style:parent-style-name="Standard">
      <style:text-properties style:use-window-font-color="true" style:font-name="AR PL UKai TW" fo:font-size="12pt" officeooo:rsid="0039dc97" officeooo:paragraph-rsid="00721bab" style:font-name-asian="AR PL UKai TW" style:font-size-asian="12pt" style:font-size-complex="12pt"/>
    </style:style>
    <style:style style:name="P25" style:family="paragraph" style:parent-style-name="Standard">
      <style:text-properties style:use-window-font-color="true" style:font-name="AR PL UKai TW" fo:font-size="12pt" officeooo:rsid="004380b4" officeooo:paragraph-rsid="0046787d" style:font-name-asian="AR PL UKai TW" style:font-size-asian="12pt" style:font-size-complex="12pt"/>
    </style:style>
    <style:style style:name="P26" style:family="paragraph" style:parent-style-name="Standard">
      <style:text-properties style:use-window-font-color="true" style:font-name="AR PL UKai TW" fo:font-size="12pt" officeooo:rsid="004380b4" officeooo:paragraph-rsid="0047dfb3" style:font-name-asian="AR PL UKai TW" style:font-size-asian="12pt" style:font-size-complex="12pt"/>
    </style:style>
    <style:style style:name="P27" style:family="paragraph" style:parent-style-name="Standard">
      <style:text-properties style:use-window-font-color="true" style:font-name="AR PL UKai TW" fo:font-size="12pt" officeooo:rsid="004380b4" officeooo:paragraph-rsid="004907ba" style:font-name-asian="AR PL UKai TW" style:font-size-asian="12pt" style:font-size-complex="12pt"/>
    </style:style>
    <style:style style:name="P28" style:family="paragraph" style:parent-style-name="Standard">
      <style:text-properties style:use-window-font-color="true" style:font-name="AR PL UKai TW" fo:font-size="12pt" officeooo:rsid="004380b4" officeooo:paragraph-rsid="004adbc0" style:font-name-asian="AR PL UKai TW" style:font-size-asian="12pt" style:font-size-complex="12pt"/>
    </style:style>
    <style:style style:name="P29" style:family="paragraph" style:parent-style-name="Standard">
      <style:text-properties style:use-window-font-color="true" style:font-name="AR PL UKai TW" fo:font-size="12pt" officeooo:rsid="004380b4" officeooo:paragraph-rsid="004bafb6" style:font-name-asian="AR PL UKai TW" style:font-size-asian="12pt" style:font-size-complex="12pt"/>
    </style:style>
    <style:style style:name="P30" style:family="paragraph" style:parent-style-name="Standard">
      <style:text-properties style:use-window-font-color="true" style:font-name="AR PL UKai TW" fo:font-size="12pt" officeooo:rsid="004380b4" officeooo:paragraph-rsid="004da3c1" style:font-name-asian="AR PL UKai TW" style:font-size-asian="12pt" style:font-size-complex="12pt"/>
    </style:style>
    <style:style style:name="P31" style:family="paragraph" style:parent-style-name="Standard">
      <style:text-properties style:use-window-font-color="true" style:font-name="AR PL UKai TW" fo:font-size="12pt" officeooo:rsid="004380b4" officeooo:paragraph-rsid="004ee539" style:font-name-asian="AR PL UKai TW" style:font-size-asian="12pt" style:font-size-complex="12pt"/>
    </style:style>
    <style:style style:name="P32" style:family="paragraph" style:parent-style-name="Standard">
      <style:text-properties style:use-window-font-color="true" style:font-name="AR PL UKai TW" fo:font-size="12pt" officeooo:rsid="004380b4" officeooo:paragraph-rsid="00587686" style:font-name-asian="AR PL UKai TW" style:font-size-asian="12pt" style:font-size-complex="12pt"/>
    </style:style>
    <style:style style:name="P33" style:family="paragraph" style:parent-style-name="Standard">
      <style:text-properties style:use-window-font-color="true" style:font-name="AR PL UKai TW" fo:font-size="12pt" officeooo:rsid="0050b31a" officeooo:paragraph-rsid="0050b31a" style:font-name-asian="AR PL UKai TW" style:font-size-asian="12pt" style:font-size-complex="12pt"/>
    </style:style>
    <style:style style:name="P34" style:family="paragraph" style:parent-style-name="Standard">
      <style:text-properties style:use-window-font-color="true" style:font-name="AR PL UKai TW" fo:font-size="12pt" officeooo:rsid="0050b31a" officeooo:paragraph-rsid="00513d26" style:font-name-asian="AR PL UKai TW" style:font-size-asian="12pt" style:font-size-complex="12pt"/>
    </style:style>
    <style:style style:name="P35" style:family="paragraph" style:parent-style-name="Standard">
      <style:text-properties style:use-window-font-color="true" style:font-name="AR PL UKai TW" fo:font-size="12pt" officeooo:rsid="0050b31a" officeooo:paragraph-rsid="00537261" style:font-name-asian="AR PL UKai TW" style:font-size-asian="12pt" style:font-size-complex="12pt"/>
    </style:style>
    <style:style style:name="P36" style:family="paragraph" style:parent-style-name="Standard">
      <style:text-properties style:use-window-font-color="true" style:font-name="AR PL UKai TW" fo:font-size="12pt" officeooo:rsid="0050b31a" officeooo:paragraph-rsid="0058042a" style:font-name-asian="AR PL UKai TW" style:font-size-asian="12pt" style:font-size-complex="12pt"/>
    </style:style>
    <style:style style:name="P37" style:family="paragraph" style:parent-style-name="Standard">
      <style:text-properties style:use-window-font-color="true" style:font-name="AR PL UKai TW" fo:font-size="12pt" officeooo:rsid="0050b31a" officeooo:paragraph-rsid="00587686" style:font-name-asian="AR PL UKai TW" style:font-size-asian="12pt" style:font-size-complex="12pt"/>
    </style:style>
    <style:style style:name="P38" style:family="paragraph" style:parent-style-name="Standard">
      <style:text-properties style:use-window-font-color="true" style:font-name="AR PL UKai TW" fo:font-size="12pt" officeooo:rsid="0050b31a" officeooo:paragraph-rsid="0058c2b4" style:font-name-asian="AR PL UKai TW" style:font-size-asian="12pt" style:font-size-complex="12pt"/>
    </style:style>
    <style:style style:name="P39" style:family="paragraph" style:parent-style-name="Standard">
      <style:text-properties style:use-window-font-color="true" style:font-name="AR PL UKai TW" fo:font-size="12pt" officeooo:rsid="0050b31a" officeooo:paragraph-rsid="0059fcc8" style:font-name-asian="AR PL UKai TW" style:font-size-asian="12pt" style:font-size-complex="12pt"/>
    </style:style>
    <style:style style:name="P40" style:family="paragraph" style:parent-style-name="Standard">
      <style:text-properties style:use-window-font-color="true" style:font-name="AR PL UKai TW" fo:font-size="12pt" officeooo:rsid="0050b31a" officeooo:paragraph-rsid="005be518" style:font-name-asian="AR PL UKai TW" style:font-size-asian="12pt" style:font-size-complex="12pt"/>
    </style:style>
    <style:style style:name="P41" style:family="paragraph" style:parent-style-name="Standard">
      <style:text-properties style:use-window-font-color="true" style:font-name="AR PL UKai TW" fo:font-size="12pt" officeooo:rsid="0050b31a" officeooo:paragraph-rsid="005cb690" style:font-name-asian="AR PL UKai TW" style:font-size-asian="12pt" style:font-size-complex="12pt"/>
    </style:style>
    <style:style style:name="P42" style:family="paragraph" style:parent-style-name="Standard">
      <style:text-properties style:use-window-font-color="true" style:font-name="AR PL UKai TW" fo:font-size="12pt" officeooo:rsid="0050b31a" officeooo:paragraph-rsid="005cf909" style:font-name-asian="AR PL UKai TW" style:font-size-asian="12pt" style:font-size-complex="12pt"/>
    </style:style>
    <style:style style:name="P43" style:family="paragraph" style:parent-style-name="Standard">
      <style:text-properties style:use-window-font-color="true" style:font-name="AR PL UKai TW" fo:font-size="12pt" officeooo:rsid="0050b31a" officeooo:paragraph-rsid="00683325" style:font-name-asian="AR PL UKai TW" style:font-size-asian="12pt" style:font-size-complex="12pt"/>
    </style:style>
    <style:style style:name="P44" style:family="paragraph" style:parent-style-name="Standard">
      <style:text-properties style:use-window-font-color="true" style:font-name="AR PL UKai TW" fo:font-size="12pt" officeooo:rsid="0050b31a" officeooo:paragraph-rsid="0069049b" style:font-name-asian="AR PL UKai TW" style:font-size-asian="12pt" style:font-size-complex="12pt"/>
    </style:style>
    <style:style style:name="P45" style:family="paragraph" style:parent-style-name="Standard">
      <style:text-properties style:use-window-font-color="true" style:font-name="AR PL UKai TW" fo:font-size="12pt" officeooo:rsid="005cfad0" officeooo:paragraph-rsid="005cfad0" style:font-name-asian="AR PL UKai TW" style:font-size-asian="12pt" style:font-size-complex="12pt"/>
    </style:style>
    <style:style style:name="P46" style:family="paragraph" style:parent-style-name="Standard">
      <style:text-properties style:use-window-font-color="true" style:font-name="AR PL UKai TW" fo:font-size="12pt" officeooo:rsid="005cfad0" officeooo:paragraph-rsid="005dcb91" style:font-name-asian="AR PL UKai TW" style:font-size-asian="12pt" style:font-size-complex="12pt"/>
    </style:style>
    <style:style style:name="P47" style:family="paragraph" style:parent-style-name="Standard">
      <style:text-properties style:use-window-font-color="true" style:font-name="AR PL UKai TW" fo:font-size="12pt" officeooo:rsid="005cfad0" officeooo:paragraph-rsid="005e50d8" style:font-name-asian="AR PL UKai TW" style:font-size-asian="12pt" style:font-size-complex="12pt"/>
    </style:style>
    <style:style style:name="P48" style:family="paragraph" style:parent-style-name="Standard">
      <style:text-properties style:use-window-font-color="true" style:font-name="AR PL UKai TW" fo:font-size="12pt" officeooo:rsid="005cfad0" officeooo:paragraph-rsid="005f047a" style:font-name-asian="AR PL UKai TW" style:font-size-asian="12pt" style:font-size-complex="12pt"/>
    </style:style>
    <style:style style:name="P49" style:family="paragraph" style:parent-style-name="Standard">
      <style:text-properties style:use-window-font-color="true" style:font-name="AR PL UKai TW" fo:font-size="12pt" officeooo:rsid="005cfad0" officeooo:paragraph-rsid="0060ca9c" style:font-name-asian="AR PL UKai TW" style:font-size-asian="12pt" style:font-size-complex="12pt"/>
    </style:style>
    <style:style style:name="P50" style:family="paragraph" style:parent-style-name="Standard">
      <style:text-properties style:use-window-font-color="true" style:font-name="AR PL UKai TW" fo:font-size="12pt" officeooo:rsid="005cfad0" officeooo:paragraph-rsid="006197f9" style:font-name-asian="AR PL UKai TW" style:font-size-asian="12pt" style:font-size-complex="12pt"/>
    </style:style>
    <style:style style:name="P51" style:family="paragraph" style:parent-style-name="Standard">
      <style:text-properties style:use-window-font-color="true" style:font-name="AR PL UKai TW" fo:font-size="12pt" officeooo:rsid="005cfad0" officeooo:paragraph-rsid="006315a3" style:font-name-asian="AR PL UKai TW" style:font-size-asian="12pt" style:font-size-complex="12pt"/>
    </style:style>
    <style:style style:name="P52" style:family="paragraph" style:parent-style-name="Standard">
      <style:text-properties style:use-window-font-color="true" style:font-name="AR PL UKai TW" fo:font-size="12pt" officeooo:rsid="005cfad0" officeooo:paragraph-rsid="0064e7de" style:font-name-asian="AR PL UKai TW" style:font-size-asian="12pt" style:font-size-complex="12pt"/>
    </style:style>
    <style:style style:name="P53" style:family="paragraph" style:parent-style-name="Standard">
      <style:text-properties style:use-window-font-color="true" style:font-name="AR PL UKai TW" fo:font-size="12pt" officeooo:rsid="006197f9" officeooo:paragraph-rsid="006197f9" style:font-name-asian="AR PL UKai TW" style:font-size-asian="12pt" style:font-size-complex="12pt"/>
    </style:style>
    <style:style style:name="P54" style:family="paragraph" style:parent-style-name="Standard">
      <style:text-properties style:use-window-font-color="true" style:font-name="AR PL UKai TW" fo:font-size="12pt" officeooo:rsid="006197f9" officeooo:paragraph-rsid="0061a5eb" style:font-name-asian="AR PL UKai TW" style:font-size-asian="12pt" style:font-size-complex="12pt"/>
    </style:style>
    <style:style style:name="P55" style:family="paragraph" style:parent-style-name="Standard">
      <style:text-properties style:use-window-font-color="true" style:font-name="AR PL UKai TW" fo:font-size="12pt" officeooo:rsid="00334479" officeooo:paragraph-rsid="003443fa" style:font-name-asian="AR PL UKai TW" style:font-size-asian="12pt" style:font-size-complex="12pt"/>
    </style:style>
    <style:style style:name="P56" style:family="paragraph" style:parent-style-name="Standard">
      <style:text-properties style:use-window-font-color="true" style:font-name="AR PL UKai TW" fo:font-size="12pt" officeooo:rsid="006bbdfd" officeooo:paragraph-rsid="006bbdfd" style:font-name-asian="AR PL UKai TW" style:font-size-asian="12pt" style:font-size-complex="12pt"/>
    </style:style>
    <style:style style:name="P57" style:family="paragraph" style:parent-style-name="Standard">
      <style:text-properties style:use-window-font-color="true" style:font-name="AR PL UKai TW" fo:font-size="12pt" officeooo:rsid="006c6b05" officeooo:paragraph-rsid="006c6b05" style:font-name-asian="AR PL UKai TW" style:font-size-asian="12pt" style:font-size-complex="12pt"/>
    </style:style>
    <style:style style:name="P58" style:family="paragraph" style:parent-style-name="Standard">
      <style:text-properties style:use-window-font-color="true" style:font-name="AR PL UKai TW" fo:font-size="12pt" officeooo:rsid="006c6b05" officeooo:paragraph-rsid="006d32ba" style:font-name-asian="AR PL UKai TW" style:font-size-asian="12pt" style:font-size-complex="12pt"/>
    </style:style>
    <style:style style:name="P59" style:family="paragraph" style:parent-style-name="Standard">
      <style:text-properties style:use-window-font-color="true" style:font-name="AR PL UKai TW" fo:font-size="12pt" officeooo:rsid="006c6b05" officeooo:paragraph-rsid="006dc67e" style:font-name-asian="AR PL UKai TW" style:font-size-asian="12pt" style:font-size-complex="12pt"/>
    </style:style>
    <style:style style:name="P60" style:family="paragraph" style:parent-style-name="Standard">
      <style:text-properties style:use-window-font-color="true" style:font-name="AR PL UKai TW" fo:font-size="24pt" officeooo:rsid="0039dc97" officeooo:paragraph-rsid="0039dc97" style:font-name-asian="AR PL UKai TW" style:font-size-asian="24pt" style:font-size-complex="24pt"/>
    </style:style>
    <style:style style:name="P61" style:family="paragraph" style:parent-style-name="Standard">
      <style:text-properties style:use-window-font-color="true" style:font-name="AR PL UKai TW" fo:font-size="24pt" officeooo:rsid="0039dc97" officeooo:paragraph-rsid="006e950f" style:font-name-asian="AR PL UKai TW" style:font-size-asian="24pt" style:font-size-complex="24pt"/>
    </style:style>
    <style:style style:name="T1" style:family="text">
      <style:text-properties officeooo:rsid="0021d539"/>
    </style:style>
    <style:style style:name="T2" style:family="text">
      <style:text-properties officeooo:rsid="00228051"/>
    </style:style>
    <style:style style:name="T3" style:family="text">
      <style:text-properties officeooo:rsid="00262d7f"/>
    </style:style>
    <style:style style:name="T4" style:family="text">
      <style:text-properties style:use-window-font-color="true" officeooo:rsid="002a27bd"/>
    </style:style>
    <style:style style:name="T5" style:family="text">
      <style:text-properties style:use-window-font-color="true" officeooo:rsid="0029ba66" fo:background-color="#ff00cc" loext:char-shading-value="0"/>
    </style:style>
    <style:style style:name="T6" style:family="text">
      <style:text-properties fo:color="#3333ff" officeooo:rsid="0021d539" fo:background-color="#ff00cc" loext:char-shading-value="0"/>
    </style:style>
    <style:style style:name="T7" style:family="text">
      <style:text-properties officeooo:rsid="002c33f9"/>
    </style:style>
    <style:style style:name="T8" style:family="text">
      <style:text-properties fo:color="#00cc00" officeooo:rsid="002c33f9"/>
    </style:style>
    <style:style style:name="T9" style:family="text">
      <style:text-properties fo:color="#00cc00" officeooo:rsid="002cc77b"/>
    </style:style>
    <style:style style:name="T10" style:family="text">
      <style:text-properties fo:color="#00cc00" officeooo:rsid="002ebc08"/>
    </style:style>
    <style:style style:name="T11" style:family="text">
      <style:text-properties fo:color="#00cc00" officeooo:rsid="002f0501"/>
    </style:style>
    <style:style style:name="T12" style:family="text">
      <style:text-properties fo:color="#00cc00" officeooo:rsid="003443fa"/>
    </style:style>
    <style:style style:name="T13" style:family="text">
      <style:text-properties officeooo:rsid="002cc77b"/>
    </style:style>
    <style:style style:name="T14" style:family="text">
      <style:text-properties fo:color="#0000ff"/>
    </style:style>
    <style:style style:name="T15" style:family="text">
      <style:text-properties fo:color="#0000ff" officeooo:rsid="0021d539"/>
    </style:style>
    <style:style style:name="T16" style:family="text">
      <style:text-properties fo:color="#0000ff" officeooo:rsid="00262d7f"/>
    </style:style>
    <style:style style:name="T17" style:family="text">
      <style:text-properties fo:color="#0000ff" fo:background-color="#ff00cc" loext:char-shading-value="0"/>
    </style:style>
    <style:style style:name="T18" style:family="text">
      <style:text-properties fo:color="#0000ff" officeooo:rsid="0029ba66" fo:background-color="#ff00cc" loext:char-shading-value="0"/>
    </style:style>
    <style:style style:name="T19" style:family="text">
      <style:text-properties fo:color="#0000ff" officeooo:rsid="003443fa"/>
    </style:style>
    <style:style style:name="T20" style:family="text">
      <style:text-properties fo:color="#ff420e" officeooo:rsid="003443fa"/>
    </style:style>
    <style:style style:name="T21" style:family="text">
      <style:text-properties fo:color="#ff3333" officeooo:rsid="0021d539"/>
    </style:style>
    <style:style style:name="T22" style:family="text">
      <style:text-properties fo:color="#ff3333" officeooo:rsid="00262d7f"/>
    </style:style>
    <style:style style:name="T23" style:family="text">
      <style:text-properties officeooo:rsid="002ebc08"/>
    </style:style>
    <style:style style:name="T24" style:family="text">
      <style:text-properties fo:background-color="#ff00cc" loext:char-shading-value="0"/>
    </style:style>
    <style:style style:name="T25" style:family="text">
      <style:text-properties officeooo:rsid="0030a49b"/>
    </style:style>
    <style:style style:name="T26" style:family="text">
      <style:text-properties fo:color="#0000cc" fo:background-color="#ff99ff" loext:char-shading-value="0"/>
    </style:style>
    <style:style style:name="T27" style:family="text">
      <style:text-properties fo:background-color="#ff99ff" loext:char-shading-value="0"/>
    </style:style>
    <style:style style:name="T28" style:family="text">
      <style:text-properties officeooo:rsid="00325001"/>
    </style:style>
    <style:style style:name="T29" style:family="text">
      <style:text-properties officeooo:rsid="003443fa"/>
    </style:style>
    <style:style style:name="T30" style:family="text">
      <style:text-properties fo:color="#009900" officeooo:rsid="003443fa"/>
    </style:style>
    <style:style style:name="T31" style:family="text">
      <style:text-properties officeooo:rsid="003bad68"/>
    </style:style>
    <style:style style:name="T32" style:family="text">
      <style:text-properties officeooo:rsid="003d81e9"/>
    </style:style>
    <style:style style:name="T33" style:family="text">
      <style:text-properties officeooo:rsid="0040a1de"/>
    </style:style>
    <style:style style:name="T34" style:family="text">
      <style:text-properties officeooo:rsid="00414c55"/>
    </style:style>
    <style:style style:name="T35" style:family="text">
      <style:text-properties officeooo:rsid="00424995"/>
    </style:style>
    <style:style style:name="T36" style:family="text">
      <style:text-properties officeooo:rsid="0046787d"/>
    </style:style>
    <style:style style:name="T37" style:family="text">
      <style:text-properties officeooo:rsid="004907ba"/>
    </style:style>
    <style:style style:name="T38" style:family="text">
      <style:text-properties officeooo:rsid="004adbc0"/>
    </style:style>
    <style:style style:name="T39" style:family="text">
      <style:text-properties officeooo:rsid="004bafb6"/>
    </style:style>
    <style:style style:name="T40" style:family="text">
      <style:text-properties officeooo:rsid="004da3c1"/>
    </style:style>
    <style:style style:name="T41" style:family="text">
      <style:text-properties officeooo:rsid="004ee539"/>
    </style:style>
    <style:style style:name="T42" style:family="text">
      <style:text-properties officeooo:rsid="00513d26"/>
    </style:style>
    <style:style style:name="T43" style:family="text">
      <style:text-properties officeooo:rsid="0052445e"/>
    </style:style>
    <style:style style:name="T44" style:family="text">
      <style:text-properties officeooo:rsid="00537261"/>
    </style:style>
    <style:style style:name="T45" style:family="text">
      <style:text-properties officeooo:rsid="0054fa59"/>
    </style:style>
    <style:style style:name="T46" style:family="text">
      <style:text-properties officeooo:rsid="0058042a"/>
    </style:style>
    <style:style style:name="T47" style:family="text">
      <style:text-properties officeooo:rsid="00587686"/>
    </style:style>
    <style:style style:name="T48" style:family="text">
      <style:text-properties officeooo:rsid="0058c2b4"/>
    </style:style>
    <style:style style:name="T49" style:family="text">
      <style:text-properties officeooo:rsid="0059fcc8"/>
    </style:style>
    <style:style style:name="T50" style:family="text">
      <style:text-properties officeooo:rsid="005be518"/>
    </style:style>
    <style:style style:name="T51" style:family="text">
      <style:text-properties officeooo:rsid="005cb690"/>
    </style:style>
    <style:style style:name="T52" style:family="text">
      <style:text-properties officeooo:rsid="005cf909"/>
    </style:style>
    <style:style style:name="T53" style:family="text">
      <style:text-properties officeooo:rsid="005dcb91"/>
    </style:style>
    <style:style style:name="T54" style:family="text">
      <style:text-properties officeooo:rsid="005e50d8"/>
    </style:style>
    <style:style style:name="T55" style:family="text">
      <style:text-properties officeooo:rsid="005f047a"/>
    </style:style>
    <style:style style:name="T56" style:family="text">
      <style:text-properties officeooo:rsid="0060ca9c"/>
    </style:style>
    <style:style style:name="T57" style:family="text">
      <style:text-properties officeooo:rsid="006197f9"/>
    </style:style>
    <style:style style:name="T58" style:family="text">
      <style:text-properties officeooo:rsid="0061a5eb"/>
    </style:style>
    <style:style style:name="T59" style:family="text">
      <style:text-properties officeooo:rsid="006315a3"/>
    </style:style>
    <style:style style:name="T60" style:family="text">
      <style:text-properties officeooo:rsid="0064e7de"/>
    </style:style>
    <style:style style:name="T61" style:family="text">
      <style:text-properties officeooo:rsid="006a501a"/>
    </style:style>
    <style:style style:name="T62" style:family="text">
      <style:text-properties officeooo:rsid="006bbdfd"/>
    </style:style>
    <style:style style:name="T63" style:family="text">
      <style:text-properties officeooo:rsid="006d32ba"/>
    </style:style>
    <style:style style:name="T64" style:family="text">
      <style:text-properties officeooo:rsid="006dc67e"/>
    </style:style>
    <style:style style:name="T65" style:family="text">
      <style:text-properties officeooo:rsid="006e950f"/>
    </style:style>
    <style:style style:name="T66" style:family="text">
      <style:text-properties officeooo:rsid="006fa5e9"/>
    </style:style>
    <style:style style:name="T67" style:family="text">
      <style:text-properties officeooo:rsid="007021ff"/>
    </style:style>
    <style:style style:name="T68" style:family="text">
      <style:text-properties officeooo:rsid="00721b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Yocto 學習報告</text:p>
      <text:p text:style-name="P1"><text:span text:style-name="T2">1. </text:span>首先下載 Source Code</text:p>
      <text:p text:style-name="P1"><text:tab/>repo init -u git://git.freescale.com/imx/fsl-arm-yocto-bsp.git -b imx-4.1.15-1.0.0_ga</text:p>
      <text:p text:style-name="P1"><text:tab/>repo sync</text:p>
      <text:p text:style-name="P1"/>
      <text:p text:style-name="P2"><text:span text:style-name="T2">2. </text:span><text:span text:style-name="T24">增加 </text:span><text:span text:style-name="T18">Distro</text:span><text:span text:style-name="T6"> </text:span><text:span text:style-name="T5">Layers</text:span><text:span text:style-name="T4">(distribution)</text:span><text:span text:style-name="T1">, sources/meta-fsl-bsp-release/imx/meta-sdk/</text:span><text:span text:style-name="T21">conf/distro/</text:span><text:span text:style-name="T15">fsl-adlink-abb.conf</text:span></text:p>
      <text:p text:style-name="P4"><text:tab/>include conf/distro/include/fsl-imx-base.inc <text:tab/><text:tab/><text:span text:style-name="T13">(</text:span><text:span text:style-name="T9">IMAGE_FSTYPES/ DISTRO_FEATURES/ ...</text:span><text:span text:style-name="T13">)</text:span></text:p>
      <text:p text:style-name="P3"><text:tab/>include conf/distro/include/fsl-imx-preferred-env.inc <text:span text:style-name="T7">(</text:span><text:span text:style-name="T8">setting : gcc/ uboot/ kernel/ ...</text:span><text:span text:style-name="T7">)</text:span></text:p>
      <text:p text:style-name="P3"><text:tab/><text:tab/>DISTRO = "<text:span text:style-name="T14">fsl-adlink-abb</text:span>" </text:p>
      <text:p text:style-name="P3"><text:tab/># Remove conflicting backends. </text:p>
      <text:p text:style-name="P3"><text:tab/><text:tab/>DISTRO_FEATURES_remove = "wayland" </text:p>
      <text:p text:style-name="P3"><text:tab/># These are X11 specific </text:p>
      <text:p text:style-name="P3"><text:tab/><text:tab/>DISTRO_FEATURES_append = " x11"</text:p>
      <text:p text:style-name="P3"/>
      <text:p text:style-name="P5">3. <text:span text:style-name="T24">增加 </text:span><text:span text:style-name="T17">Machine</text:span>, <text:span text:style-name="T3">sources/meta-fsl-bsp-release/imx/meta-bsp/</text:span><text:span text:style-name="T22">conf/machine/</text:span><text:span text:style-name="T16">imx6dl-adlink-abb.conf</text:span></text:p>
      <text:p text:style-name="P7"><text:tab/>require conf/machine/include/imx6sabresd-common.inc <text:tab/><text:span text:style-name="T23">(</text:span><text:span text:style-name="T10">SERIAL_CONSOLE/ MACHINE_FEATURES/ KERNEL_IMAGETYPE/ UBOOT_ENTRYPOINT/ XSERVER/ </text:span><text:span text:style-name="T11">KERNEL_DEVICETREE/ </text:span><text:span text:style-name="T10">...</text:span><text:span text:style-name="T23">)</text:span></text:p>
      <text:p text:style-name="P6"><text:tab/>SOC_FAMILY = "mx6:mx6dl:adlink"</text:p>
      <text:p text:style-name="P1"/>
      <text:p text:style-name="P1"><text:span text:style-name="T25">4. 初始設定 </text:span><text:span text:style-name="T26">DISTRO=fsl-adlink-abb</text:span><text:span text:style-name="T27"> </text:span><text:span text:style-name="T26">MACHINE=imx6dl-adlink-abb</text:span><text:span text:style-name="T27"> source fsl-setup-release.sh -b </text:span><text:span text:style-name="T26">build-study</text:span></text:p>
      <text:p text:style-name="P1"><text:tab/>建立<text:span text:style-name="T28">build-study 資料夾</text:span></text:p>
      <text:p text:style-name="P1"/>
      <text:p text:style-name="P8">5. 建立Yocto new image, <text:span text:style-name="T29">sources/meta-fsl-bsp-release/imx/meta-sdk/recipes-fsl/</text:span><text:span text:style-name="T20">images/</text:span><text:span text:style-name="T19">fsl-image-abb.bb</text:span></text:p>
      <text:p text:style-name="P10"><text:span text:style-name="T29"><text:tab/>(Install </text:span><text:span text:style-name="T12">IMAGE_INSTALL</text:span><text:span text:style-name="T30">/</text:span><text:span text:style-name="T29"> QT5_IMAGE_INSTALL/ WLD_IMAGE_INSTALL/ X11_IMAGE_INSTALL)</text:span></text:p>
      <text:p text:style-name="P10"/>
      <text:p text:style-name="P56">6. sources/poky/meta/conf/bitbake.conf</text:p>
      <text:p text:style-name="P56"/>
      <text:p text:style-name="P11"><text:span text:style-name="T62">7</text:span>. 執行</text:p>
      <text:p text:style-name="P11"><text:tab/>bitbake fsl-image-abb</text:p>
      <text:p text:style-name="P11"><text:tab/>bitbake linux-imx</text:p>
      <text:p text:style-name="P11"><text:tab/>bitbake u-boot-imx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60">詳細內容解析</text:p>
      <text:p text:style-name="P12"/>
      <text:p text:style-name="P12">Distro : sources/meta-fsl-bsp-release/imx/meta-sdk/conf/distro/fsl-adlink-abb.conf<text:tab/><text:span text:style-name="T43">(include)</text:span></text:p>
      <text:p text:style-name="P12"><text:tab/>sources/meta-fsl-bsp-release/imx/meta-sdk/conf/distro/include/fsl-imx-base.inc</text:p>
      <text:p text:style-name="P13"><text:tab/><text:span text:style-name="T31">sources/meta-fsl-bsp-release/imx/meta-sdk/conf/distro/include/fsl-imx-preferred-env.inc</text:span></text:p>
      <text:p text:style-name="P14"><text:tab/><text:tab/><text:span text:style-name="T32">INHERIT += "poky-sanity"</text:span></text:p>
      <text:p text:style-name="P14"><text:tab/><text:tab/><text:span text:style-name="T32">IMX_DEFAULT_DISTRO_FEATURES</text:span></text:p>
      <text:p text:style-name="P14"><text:tab/><text:tab/><text:span text:style-name="T32">IMX_DEFAULT_EXTRA_RDEPENDS</text:span></text:p>
      <text:p text:style-name="P14"><text:tab/><text:tab/><text:span text:style-name="T32">IMX_DEFAULT_EXTRA_RRECOMMENDS</text:span></text:p>
      <text:p text:style-name="P14"><text:tab/><text:tab/><text:span text:style-name="T32">IMAGE_FSTYPES</text:span></text:p>
      <text:p text:style-name="P14"><text:tab/><text:tab/><text:span text:style-name="T32">BBMASK</text:span></text:p>
      <text:p text:style-name="P14"><text:tab/><text:tab/><text:span text:style-name="T32">DISTRO_FEATURES</text:span></text:p>
      <text:p text:style-name="P22"><text:tab/><text:tab/><text:span text:style-name="T61">DISTRO_FEATURES_append<text:tab/><text:tab/>: " x11"</text:span></text:p>
      <text:p text:style-name="P22"><text:tab/><text:tab/><text:span text:style-name="T61">DISTRO_FEATURES_remove <text:tab/><text:tab/>: "wayland"</text:span></text:p>
      <text:p text:style-name="P14"><text:tab/><text:tab/><text:span text:style-name="T32">DISTRO_FEATURES_append_mx6</text:span></text:p>
      <text:p text:style-name="P14"><text:tab/><text:tab/><text:span text:style-name="T32">SDK_NAME</text:span></text:p>
      <text:p text:style-name="P14"><text:tab/><text:tab/><text:span text:style-name="T32">SDKPATH</text:span></text:p>
      <text:p text:style-name="P14"><text:tab/><text:tab/><text:span text:style-name="T32">DISTRO_EXTRA_RDEPENDS</text:span></text:p>
      <text:p text:style-name="P14"><text:tab/><text:tab/><text:span text:style-name="T32">DISTRO_EXTRA_RRECOMMENDS</text:span></text:p>
      <text:p text:style-name="P14"><text:tab/><text:tab/><text:span text:style-name="T32">TCLIBCAPPEND</text:span></text:p>
      <text:p text:style-name="P14"><text:tab/><text:tab/><text:span text:style-name="T32">PREMIRRORS</text:span></text:p>
      <text:p text:style-name="P14"><text:tab/><text:tab/><text:span text:style-name="T32">MIRRORS</text:span></text:p>
      <text:p text:style-name="P14"><text:tab/><text:tab/><text:span text:style-name="T32">CONNECTIVITY_CHECK_URIS</text:span></text:p>
      <text:p text:style-name="P14"><text:tab/><text:tab/><text:span text:style-name="T32">SANITY_TESTED_DISTROS</text:span></text:p>
      <text:p text:style-name="P14"><text:tab/><text:tab/><text:span text:style-name="T32">BB_SIGNATURE_HANDLER</text:span></text:p>
      <text:p text:style-name="P16"><text:tab/><text:tab/>WARN_TO_ERROR_QA</text:p>
      <text:p text:style-name="P16"><text:tab/><text:tab/>WARN_QA_remove</text:p>
      <text:p text:style-name="P16"><text:tab/><text:tab/>ERROR_QA_append</text:p>
      <text:p text:style-name="P16"><text:tab/><text:tab/>MACHINE_HAS_VIVANTE_KERNEL_DRIVER_SUPPORT_mx6</text:p>
      <text:p text:style-name="P14"/>
      <text:p text:style-name="P15"><text:tab/><text:tab/><text:span text:style-name="T33">PREFERRED_PROVIDER_u-boot_mx6</text:span></text:p>
      <text:p text:style-name="P15"><text:tab/><text:tab/><text:span text:style-name="T33">PREFERRED_PROVIDER_virtual/bootloader_mx6</text:span></text:p>
      <text:p text:style-name="P15"><text:tab/><text:tab/><text:span text:style-name="T33">PREFERRED_PROVIDER_virtual/kernel_mx6</text:span></text:p>
      <text:p text:style-name="P15"><text:soft-page-break/><text:tab/><text:tab/><text:span text:style-name="T33">MACHINE_GSTREAMER_1_0_PLUGIN_mx6</text:span></text:p>
      <text:p text:style-name="P15"><text:tab/><text:tab/><text:span text:style-name="T33">MACHINE_EXTRA_RRECOMMENDS_remove_mx6</text:span></text:p>
      <text:p text:style-name="P15"><text:tab/><text:tab/><text:span text:style-name="T33">MACHINE_EXTRA_RRECOMMENDS_append_mx6</text:span></text:p>
      <text:p text:style-name="P15"><text:tab/><text:tab/><text:span text:style-name="T33">DEFAULTTUNE_mx6</text:span></text:p>
      <text:p text:style-name="P15"><text:tab/><text:tab/><text:span text:style-name="T33">PREFERRED_VERSION_wayland_mx6</text:span></text:p>
      <text:p text:style-name="P15"><text:tab/><text:tab/><text:span text:style-name="T33">PREFERRED_VERSION_weston_mx6</text:span></text:p>
      <text:p text:style-name="P15"><text:tab/><text:tab/><text:span text:style-name="T33">USE_GPU_VIV_MODULE<text:tab/><text:tab/><text:tab/>: 使用GPU</text:span></text:p>
      <text:p text:style-name="P17"><text:tab/><text:tab/>GCCVERSION_mx6 = "5.2%"<text:tab/><text:tab/><text:tab/>: <text:s/>使用的<text:span text:style-name="T34">GCC 版本</text:span></text:p>
      <text:p text:style-name="P17"/>
      <text:p text:style-name="P18"><text:tab/><text:tab/><text:span text:style-name="T35">DISTRO_FEATURES_append</text:span></text:p>
      <text:p text:style-name="P18"/>
      <text:p text:style-name="P19">Machine : <text:span text:style-name="T3">sources/meta-fsl-bsp-release/imx/meta-bsp/conf/machine/imx6dl-adlink-abb.conf<text:tab/>(require include)</text:span></text:p>
      <text:p text:style-name="P25"><text:span text:style-name="T3"><text:tab/><text:tab/>1. sources/meta-fsl-arm/conf/machine/include/imx6sabresd-common.inc</text:span></text:p>
      <text:p text:style-name="P25"><text:tab/><text:tab/><text:span text:style-name="T36">1-1. sources/meta-fsl-arm/conf/machine/include/imx-base.inc</text:span></text:p>
      <text:p text:style-name="P25"><text:tab/><text:tab/><text:span text:style-name="T36">1-2. sources/poky/meta/conf/machine/include/tune-cortexa9.inc</text:span></text:p>
      <text:p text:style-name="P26"><text:tab/><text:tab/><text:span text:style-name="T36">1-1-1. sources/meta-fsl-arm/conf/machine/include/fsl-default-settings.inc</text:span></text:p>
      <text:p text:style-name="P26"><text:tab/><text:tab/><text:span text:style-name="T36">1-1-2. sources/meta-fsl-arm/conf/machine/include/fsl-default-versions.inc</text:span></text:p>
      <text:p text:style-name="P26"><text:tab/><text:tab/><text:span text:style-name="T36">1-1-3. sources/poky/meta/conf/machine/include/soc-family.inc</text:span></text:p>
      <text:p text:style-name="P32"><text:tab/><text:tab/><text:span text:style-name="T46">1-1-4. sources/meta-fsl-arm/classes/fsl-dynamic-packagearch.bbclass<text:tab/><text:tab/>(INHERIT)</text:span></text:p>
      <text:p text:style-name="P27"><text:tab/><text:tab/><text:span text:style-name="T37">1-2-1. sources/poky/meta/conf/machine/include/arm/arch-armv7a.inc</text:span></text:p>
      <text:p text:style-name="P27"><text:tab/><text:tab/><text:span text:style-name="T37">1-2-1-1. sources/poky/meta/conf/machine/include/arm/arch-armv6.inc</text:span></text:p>
      <text:p text:style-name="P27"><text:tab/><text:tab/><text:span text:style-name="T37">1-2-1-2. sources/poky/meta/conf/machine/include/arm/feature-arm-neon.inc</text:span></text:p>
      <text:p text:style-name="P28"><text:tab/><text:tab/><text:span text:style-name="T38">1-2-1-1-1. sources/poky/meta/conf/machine/include/arm/arch-armv5-dsp.inc</text:span></text:p>
      <text:p text:style-name="P29"><text:tab/><text:tab/><text:span text:style-name="T39">1-2-1-1-1-1. sources/poky/meta/conf/machine/include/arm/arch-armv5.inc</text:span></text:p>
      <text:p text:style-name="P29"><text:tab/><text:tab/><text:span text:style-name="T39">1-2-1-1-1-1-1. sources/poky/meta/conf/machine/include/arm/arch-armv4.inc</text:span></text:p>
      <text:p text:style-name="P29"><text:tab/><text:tab/><text:span text:style-name="T39">1-2-1-1-1-1-2. sources/poky/meta/conf/machine/include/arm/feature-arm-vfp.inc</text:span></text:p>
      <text:p text:style-name="P30"><text:tab/><text:tab/><text:span text:style-name="T40">1-2-1-1-1-1-1-1. sources/poky/meta/conf/machine/include/arm/arch-arm.inc</text:span></text:p>
      <text:p text:style-name="P30"><text:tab/><text:tab/><text:span text:style-name="T40">1-2-1-1-1-1-1-2. sources/poky/meta/conf/machine/include/arm/feature-arm-thumb.inc</text:span></text:p>
      <text:p text:style-name="P31"><text:tab/><text:tab/><text:span text:style-name="T41">SOC_FAMILY</text:span></text:p>
      <text:p text:style-name="P31"><text:tab/><text:tab/><text:span text:style-name="T41">KERNEL_DEVICETREE</text:span></text:p>
      <text:p text:style-name="P31"><text:tab/><text:tab/><text:span text:style-name="T41">KERNEL_IMAGETYPE</text:span></text:p>
      <text:p text:style-name="P31"><text:tab/><text:tab/><text:span text:style-name="T41">SERIAL_CONSOLE</text:span></text:p>
      <text:p text:style-name="P31"><text:tab/><text:tab/><text:span text:style-name="T41">UBOOT_CONFIG</text:span></text:p>
      <text:p text:style-name="P31"><text:tab/><text:tab/><text:span text:style-name="T41">MACHINE_FIRMWARE</text:span></text:p>
      <text:p text:style-name="P31"><text:tab/><text:tab/><text:span text:style-name="T41">PREFERRED_PROVIDER_virtual/mesa</text:span></text:p>
      <text:p text:style-name="P33"><text:tab/><text:tab/>MACHINE_FIRMWARE_append_mx6</text:p>
      <text:p text:style-name="P34"><text:soft-page-break/><text:tab/><text:tab/><text:span text:style-name="T42">MACHINE_FEATURES</text:span></text:p>
      <text:p text:style-name="P35"><text:tab/><text:tab/><text:span text:style-name="T44">PREFERRED_PROVIDER_u-boot</text:span></text:p>
      <text:p text:style-name="P35"><text:tab/><text:tab/><text:span text:style-name="T44">PREFERRED_PROVIDER_virtual/bootloader</text:span></text:p>
      <text:p text:style-name="P35"><text:tab/><text:tab/><text:span text:style-name="T44">UBOOT_MAKE_TARGET</text:span></text:p>
      <text:p text:style-name="P35"><text:tab/><text:tab/><text:span text:style-name="T44">UBOOT_SUFFIX</text:span></text:p>
      <text:p text:style-name="P44"><text:tab/><text:tab/><text:span text:style-name="T45">UBOOT_ENTRYPOINT_mx6<text:tab/><text:tab/><text:tab/>: "0x10008000"</text:span></text:p>
      <text:p text:style-name="P36"><text:tab/><text:tab/><text:span text:style-name="T46">PREFERRED_PROVIDER_virtual/xserver</text:span></text:p>
      <text:p text:style-name="P36"><text:tab/><text:tab/><text:span text:style-name="T46">XSERVER_DRIVER</text:span></text:p>
      <text:p text:style-name="P36"><text:tab/><text:tab/><text:span text:style-name="T46">XSERVER_DRIVER_mx6</text:span></text:p>
      <text:p text:style-name="P36"><text:tab/><text:tab/><text:span text:style-name="T46">XSERVER</text:span></text:p>
      <text:p text:style-name="P43"><text:tab/><text:tab/><text:span text:style-name="T46">MACHINE_EXTRA_RRECOMMENDS<text:tab/><text:tab/>: "kernel-modules"</text:span></text:p>
      <text:p text:style-name="P36"><text:tab/><text:tab/><text:span text:style-name="T46">DEFAULTTUNE_mx6</text:span></text:p>
      <text:p text:style-name="P36"><text:tab/><text:tab/><text:span text:style-name="T46">MACHINE_SOCARCH_SUFFIX_mx6dl</text:span></text:p>
      <text:p text:style-name="P36"><text:tab/><text:tab/><text:span text:style-name="T46">MACHINE_ARCH_FILTER</text:span></text:p>
      <text:p text:style-name="P36"><text:tab/><text:tab/><text:span text:style-name="T46">MACHINE_SOCARCH_FILTER_append_mx6</text:span></text:p>
      <text:p text:style-name="P37"><text:tab/><text:tab/><text:span text:style-name="T47">MACHINE_EXTRA_RRECOMMENDS_append_mx6</text:span></text:p>
      <text:p text:style-name="P38"><text:tab/><text:tab/><text:span text:style-name="T48">MACHINE_GSTREAMER_1_0_PLUGIN</text:span></text:p>
      <text:p text:style-name="P38"><text:tab/><text:tab/><text:span text:style-name="T48">SOC_HAS_VIVANTE_KERNEL_DRIVER_SUPPORT</text:span></text:p>
      <text:p text:style-name="P38"><text:tab/><text:tab/><text:span text:style-name="T48">MACHINE_HAS_VIVANTE_KERNEL_DRIVER_SUPPORT</text:span></text:p>
      <text:p text:style-name="P38"><text:tab/><text:tab/><text:span text:style-name="T48">PREFERRED_PROVIDER_virtual/egl_mx6dl</text:span></text:p>
      <text:p text:style-name="P38"><text:tab/><text:tab/><text:span text:style-name="T48">PREFERRED_PROVIDER_virtual/libgles1_mx6dl</text:span></text:p>
      <text:p text:style-name="P38"><text:tab/><text:tab/><text:span text:style-name="T48">PREFERRED_PROVIDER_virtual/libgles2_mx6dl</text:span></text:p>
      <text:p text:style-name="P38"><text:tab/><text:tab/><text:span text:style-name="T48">PREFERRED_PROVIDER_virtual/libgl_mx6dl</text:span></text:p>
      <text:p text:style-name="P38"><text:tab/><text:tab/><text:span text:style-name="T48">PREFERRED_PROVIDER_virtual/libg2d_mx6</text:span></text:p>
      <text:p text:style-name="P38"><text:tab/><text:tab/><text:span text:style-name="T48">IMX_DEFAULT_KERNEL</text:span></text:p>
      <text:p text:style-name="P39"><text:tab/><text:tab/><text:span text:style-name="T49">PREFERRED_PROVIDER_virtual/kernel</text:span></text:p>
      <text:p text:style-name="P39"><text:tab/><text:tab/><text:span text:style-name="T49">SDCARD_ROOTFS</text:span></text:p>
      <text:p text:style-name="P39"><text:tab/><text:tab/><text:span text:style-name="T49">IMAGE_FSTYPES</text:span></text:p>
      <text:p text:style-name="P40"><text:tab/><text:tab/><text:span text:style-name="T50">MACHINEOVERRIDES</text:span></text:p>
      <text:p text:style-name="P40"/>
      <text:p text:style-name="P42"><text:tab/><text:tab/><text:span text:style-name="T52">DEFAULTTUNE</text:span></text:p>
      <text:p text:style-name="P41"><text:tab/><text:tab/><text:span text:style-name="T51">TUNE_CCARGS</text:span></text:p>
      <text:p text:style-name="P41"><text:tab/><text:tab/><text:span text:style-name="T51">TUNE_FEATURES</text:span></text:p>
      <text:p text:style-name="P42"><text:tab/><text:tab/><text:span text:style-name="T52">ARMPKGARCH</text:span></text:p>
      <text:p text:style-name="P42"><text:tab/><text:tab/><text:span text:style-name="T52">PACKAGE_EXTRA_ARCHS</text:span></text:p>
      <text:p text:style-name="P45">Image : <text:span text:style-name="T29">sources/meta-fsl-bsp-release/imx/meta-sdk/recipes-fsl/images/fsl-image-abb.bb</text:span></text:p>
      <text:p text:style-name="P45"><text:soft-page-break/><text:tab/><text:tab/>1. sources/meta-fsl-bsp-release/imx/meta-sdk/recipes-fsl/images/fsl-image-gui.bb<text:tab/>(require)</text:p>
      <text:p text:style-name="P45"><text:tab/><text:tab/>2. sources/poky/meta/classes/distro_features_check.bbclass<text:tab/><text:tab/>(inherit)</text:p>
      <text:p text:style-name="P46"><text:tab/><text:tab/><text:span text:style-name="T53">1-1. sources/poky/meta/classes/core-image.bbclass</text:span></text:p>
      <text:p text:style-name="P47"><text:tab/><text:tab/><text:span text:style-name="T54">1-1-1. sources/poky/meta/classes/image.bbclass</text:span></text:p>
      <text:p text:style-name="P50"><text:tab/><text:tab/><text:span text:style-name="T57">1-1-1-1. sources/poky/meta/classes/populate_sdk_ext.bbclass</text:span></text:p>
      <text:p text:style-name="P53"><text:tab/><text:tab/>1-1-1-2. sources/poky/meta/classes/gzipnative.bbclass</text:p>
      <text:p text:style-name="P54"><text:tab/><text:tab/><text:span text:style-name="T58">1-1-1-3. sources/poky/meta/classes/image_types.bbclass</text:span></text:p>
      <text:p text:style-name="P51"><text:tab/><text:tab/><text:span text:style-name="T59">1-1-1-1-1. sources/poky/meta/classes/populate_sdk_base.bbclass</text:span></text:p>
      <text:p text:style-name="P51"><text:tab/><text:tab/><text:span text:style-name="T59">1-1-1-1-1-1. sources/poky/meta/classes/meta.bbclass</text:span></text:p>
      <text:p text:style-name="P46"/>
      <text:p text:style-name="P46"><text:tab/><text:tab/><text:span text:style-name="T53">IMAGE_FEATURES</text:span></text:p>
      <text:p text:style-name="P46"><text:tab/><text:tab/><text:span text:style-name="T53">EXTRA_IMAGE_FEATURES</text:span></text:p>
      <text:p text:style-name="P46"><text:tab/><text:tab/><text:span text:style-name="T53">PACKAGE_ARCH</text:span></text:p>
      <text:p text:style-name="P46"><text:tab/><text:tab/><text:span text:style-name="T53">CONFLICT_DISTRO_FEATURES</text:span></text:p>
      <text:p text:style-name="P46"><text:tab/><text:tab/><text:span text:style-name="T53">IMAGE_INSTALL</text:span></text:p>
      <text:p text:style-name="P48"><text:tab/><text:tab/><text:span text:style-name="T55">TOOLCHAIN_TARGET_TASK</text:span></text:p>
      <text:p text:style-name="P48"><text:tab/><text:tab/></text:p>
      <text:p text:style-name="P48"><text:tab/><text:tab/><text:span text:style-name="T55">PACKAGES</text:span></text:p>
      <text:p text:style-name="P48"><text:tab/><text:tab/><text:span text:style-name="T55">DEPENDS</text:span></text:p>
      <text:p text:style-name="P48"><text:tab/><text:tab/><text:span text:style-name="T55">RDEPENDS</text:span></text:p>
      <text:p text:style-name="P48"><text:tab/><text:tab/><text:span text:style-name="T55">RRECOMMENDS</text:span></text:p>
      <text:p text:style-name="P48"><text:tab/><text:tab/><text:span text:style-name="T55">FEATURE_INSTALL</text:span></text:p>
      <text:p text:style-name="P48"><text:tab/><text:tab/><text:span text:style-name="T55">FEATURE_INSTALL_OPTIONAL</text:span></text:p>
      <text:p text:style-name="P48"><text:tab/><text:tab/><text:span text:style-name="T55">IMAGE_POSTPROCESS_COMMAND</text:span></text:p>
      <text:p text:style-name="P49"><text:tab/><text:tab/><text:span text:style-name="T56">SYSTEMD_DEFAULT_TARGET</text:span></text:p>
      <text:p text:style-name="P49"><text:tab/><text:tab/><text:span text:style-name="T56">IMAGE_MANIFEST</text:span></text:p>
      <text:p text:style-name="P51"><text:tab/><text:tab/><text:span text:style-name="T59">IMAGE_DEPENDS</text:span></text:p>
      <text:p text:style-name="P51"><text:tab/><text:tab/><text:span text:style-name="T59">IMAGE_TYPES</text:span></text:p>
      <text:p text:style-name="P52"><text:tab/><text:tab/><text:span text:style-name="T60">do_rootfs</text:span></text:p>
      <text:p text:style-name="P52"><text:tab/><text:tab/><text:span text:style-name="T60">FEATURE_PACKAGES</text:span></text:p>
      <text:p text:style-name="P52"/>
      <text:p text:style-name="P52"/>
      <text:p text:style-name="P57">bitbake : sources/poky/meta/conf/bitbake.conf</text:p>
      <text:p text:style-name="P57"><text:tab/><text:tab/>sources/poky/meta/conf/abi_version.conf</text:p>
      <text:p text:style-name="P57"><text:tab/><text:tab/>include conf/site.conf</text:p>
      <text:p text:style-name="P57"><text:tab/><text:tab/>include conf/auto.conf</text:p>
      <text:p text:style-name="P57"><text:soft-page-break/><text:tab/><text:tab/>include conf/local.conf</text:p>
      <text:p text:style-name="P57"><text:tab/><text:tab/>include conf/build/${BUILD_SYS}.conf</text:p>
      <text:p text:style-name="P57"><text:tab/><text:tab/>include conf/target/${TARGET_SYS}.conf</text:p>
      <text:p text:style-name="P57"><text:tab/><text:tab/>include conf/machine/${MACHINE}.conf</text:p>
      <text:p text:style-name="P57"><text:tab/><text:tab/>include conf/machine-sdk/${SDKMACHINE}.conf</text:p>
      <text:p text:style-name="P57"><text:tab/><text:tab/>include conf/distro/${DISTRO}.conf</text:p>
      <text:p text:style-name="P57"><text:tab/><text:tab/>sources/poky/meta/conf/distro/defaultsetup.conf</text:p>
      <text:p text:style-name="P57"><text:tab/><text:tab/>sources/poky/meta/conf/documentation.conf</text:p>
      <text:p text:style-name="P57"><text:tab/><text:tab/>sources/poky/meta/conf/licenses.conf</text:p>
      <text:p text:style-name="P57"><text:tab/><text:tab/>sources/poky/meta/conf/sanity.conf</text:p>
      <text:p text:style-name="P57"/>
      <text:p text:style-name="P57"><text:tab/><text:tab/>DISTRO_FEATURES</text:p>
      <text:p text:style-name="P57"><text:tab/><text:tab/>DISTRO_FEATURES_DEFAULT</text:p>
      <text:p text:style-name="P57"><text:tab/><text:tab/>DISTRO_FEATURES_LIBC</text:p>
      <text:p text:style-name="P57"><text:tab/><text:tab/>PYTHON_BASEVERSION ?= "2.7"</text:p>
      <text:p text:style-name="P57"><text:tab/><text:tab/>PREFERRED_VERSION_python ?= "2.7.9"</text:p>
      <text:p text:style-name="P58"><text:tab/><text:tab/><text:span text:style-name="T63">PREFERRED_PROVIDER_virtual …</text:span></text:p>
      <text:p text:style-name="P59"><text:tab/><text:tab/><text:span text:style-name="T64">DL_DIR</text:span></text:p>
      <text:p text:style-name="P59"><text:tab/><text:tab/><text:span text:style-name="T64">SSTATE_DIR</text:span></text:p>
      <text:p text:style-name="P59"><text:tab/><text:tab/><text:span text:style-name="T64">IMAGE_FSTYPES</text:span></text:p>
      <text:p text:style-name="P59"><text:tab/><text:tab/><text:span text:style-name="T64">INITRAMFS_FSTYPES</text:span></text:p>
      <text:p text:style-name="P59"><text:tab/><text:tab/><text:span text:style-name="T64">DEFAULT_TASK_PROVIDER</text:span></text:p>
      <text:p text:style-name="P59"/>
      <text:p text:style-name="P59"/>
      <text:p text:style-name="P61"><text:span text:style-name="T66">BitBake </text:span>相關符號運作解析</text:p>
      <text:p text:style-name="P23"><text:tab/><text:tab/>?<text:span text:style-name="T67">= <text:s text:c="2"/><text:tab/><text:tab/>如果之前沒有分配值, 則分配</text:span></text:p>
      <text:p text:style-name="P24"><text:tab/><text:tab/>??<text:span text:style-name="T67">=<text:tab/><text:tab/>與前面相同, 具有較低的優先級</text:span></text:p>
      <text:p text:style-name="P24"><text:tab/><text:tab/>_<text:span text:style-name="T68">append<text:tab/>無條件的附加值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Kai TW" svg:font-family="'AR PL UKai TW'" style:font-pitch="variable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2-17T18:31:10.462381169</dc:date>
    <meta:print-date>1900-12-31T16:00:00</meta:print-date>
    <meta:editing-cycles>96</meta:editing-cycles>
    <meta:editing-duration>PT14H37M46S</meta:editing-duration>
    <meta:generator>LibreOffice/4.2.6.3$Linux_X86_64 LibreOffice_project/420m0$Build-3</meta:generator>
    <meta:document-statistic meta:table-count="0" meta:image-count="0" meta:object-count="0" meta:page-count="6" meta:paragraph-count="182" meta:word-count="395" meta:character-count="6568" meta:non-whitespace-character-count="60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